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13218" calcext:value-type="float">
            <text:p>0.617132</text:p>
          </table:table-cell>
          <table:table-cell office:value-type="float" office:value="0.638602475" calcext:value-type="float">
            <text:p>0.638602</text:p>
          </table:table-cell>
          <table:table-cell office:value-type="float" office:value="0.60820221" calcext:value-type="float">
            <text:p>0.608202</text:p>
          </table:table-cell>
          <table:table-cell office:value-type="float" office:value="0.623972265" calcext:value-type="float">
            <text:p>0.623972</text:p>
          </table:table-cell>
          <table:table-cell office:value-type="float" office:value="0.61219512256" calcext:value-type="float">
            <text:p>0.612195</text:p>
          </table:table-cell>
          <table:table-cell office:value-type="float" office:value="0.61898048688" calcext:value-type="float">
            <text:p>0.618980</text:p>
          </table:table-cell>
          <table:table-cell office:value-type="float" office:value="0.640518282425" calcext:value-type="float">
            <text:p>0.640518</text:p>
          </table:table-cell>
          <table:table-cell office:value-type="float" office:value="0.61002681663" calcext:value-type="float">
            <text:p>0.610027</text:p>
          </table:table-cell>
          <table:table-cell office:value-type="float" office:value="0.625844181795" calcext:value-type="float">
            <text:p>0.625844</text:p>
          </table:table-cell>
          <table:table-cell office:value-type="float" office:value="0.61403170792768" calcext:value-type="float">
            <text:p>0.614032</text:p>
          </table:table-cell>
          <table:table-cell office:value-type="float" office:value="0.6158855844456" calcext:value-type="float">
            <text:p>0.615886</text:p>
          </table:table-cell>
          <table:table-cell office:value-type="float" office:value="0.637315691012875" calcext:value-type="float">
            <text:p>0.637316</text:p>
          </table:table-cell>
          <table:table-cell office:value-type="float" office:value="0.61368697752978" calcext:value-type="float">
            <text:p>0.613687</text:p>
          </table:table-cell>
          <table:table-cell office:value-type="float" office:value="0.62959924688577" calcext:value-type="float">
            <text:p>0.629599</text:p>
          </table:table-cell>
          <table:table-cell office:value-type="float" office:value="0.617715898175246" calcext:value-type="float">
            <text:p>0.617716</text:p>
          </table:table-cell>
          <table:table-cell office:value-type="float" office:value="0.62083497308" calcext:value-type="float">
            <text:p>0.620835</text:p>
          </table:table-cell>
          <table:table-cell office:value-type="float" office:value="0.64243408985" calcext:value-type="float">
            <text:p>0.642434</text:p>
          </table:table-cell>
          <table:table-cell office:value-type="float" office:value="0.60516119895" calcext:value-type="float">
            <text:p>0.605161</text:p>
          </table:table-cell>
          <table:table-cell office:value-type="float" office:value="0.620852403675" calcext:value-type="float">
            <text:p>0.620852</text:p>
          </table:table-cell>
          <table:table-cell office:value-type="float" office:value="0.6091341469472" calcext:value-type="float">
            <text:p>0.609134</text:p>
          </table:table-cell>
          <table:table-cell table:formula="of:=AVERAGE([.B2:.U2])" office:value-type="float" office:value="0.621106296938458" calcext:value-type="float">
            <text:p>0.621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842446" calcext:value-type="float">
            <text:p>0.748424</text:p>
          </table:table-cell>
          <table:table-cell office:value-type="float" office:value="0.750705165" calcext:value-type="float">
            <text:p>0.750705</text:p>
          </table:table-cell>
          <table:table-cell office:value-type="float" office:value="0.755455365" calcext:value-type="float">
            <text:p>0.755455</text:p>
          </table:table-cell>
          <table:table-cell office:value-type="float" office:value="0.722774395" calcext:value-type="float">
            <text:p>0.722774</text:p>
          </table:table-cell>
          <table:table-cell office:value-type="float" office:value="0.74243706432" calcext:value-type="float">
            <text:p>0.742437</text:p>
          </table:table-cell>
          <table:table-cell office:value-type="float" office:value="0.71699219984" calcext:value-type="float">
            <text:p>0.716992</text:p>
          </table:table-cell>
          <table:table-cell office:value-type="float" office:value="0.752957280495" calcext:value-type="float">
            <text:p>0.752957</text:p>
          </table:table-cell>
          <table:table-cell office:value-type="float" office:value="0.757721731095" calcext:value-type="float">
            <text:p>0.757722</text:p>
          </table:table-cell>
          <table:table-cell office:value-type="float" office:value="0.724942718185" calcext:value-type="float">
            <text:p>0.724943</text:p>
          </table:table-cell>
          <table:table-cell office:value-type="float" office:value="0.74466437551296" calcext:value-type="float">
            <text:p>0.744664</text:p>
          </table:table-cell>
          <table:table-cell office:value-type="float" office:value="0.7134072388408" calcext:value-type="float">
            <text:p>0.713407</text:p>
          </table:table-cell>
          <table:table-cell office:value-type="float" office:value="0.749192494092525" calcext:value-type="float">
            <text:p>0.749192</text:p>
          </table:table-cell>
          <table:table-cell office:value-type="float" office:value="0.76226806148157" calcext:value-type="float">
            <text:p>0.762268</text:p>
          </table:table-cell>
          <table:table-cell office:value-type="float" office:value="0.72929237449411" calcext:value-type="float">
            <text:p>0.729292</text:p>
          </table:table-cell>
          <table:table-cell office:value-type="float" office:value="0.749132361766038" calcext:value-type="float">
            <text:p>0.749132</text:p>
          </table:table-cell>
          <table:table-cell office:value-type="float" office:value="0.75291500676" calcext:value-type="float">
            <text:p>0.752915</text:p>
          </table:table-cell>
          <table:table-cell office:value-type="float" office:value="0.75520939599" calcext:value-type="float">
            <text:p>0.755209</text:p>
          </table:table-cell>
          <table:table-cell office:value-type="float" office:value="0.751678088175" calcext:value-type="float">
            <text:p>0.751678</text:p>
          </table:table-cell>
          <table:table-cell office:value-type="float" office:value="0.719160523025" calcext:value-type="float">
            <text:p>0.719161</text:p>
          </table:table-cell>
          <table:table-cell office:value-type="float" office:value="0.7387248789984" calcext:value-type="float">
            <text:p>0.738725</text:p>
          </table:table-cell>
          <table:table-cell table:formula="of:=AVERAGE([.B3:.U3])" office:value-type="float" office:value="0.74190275890357" calcext:value-type="float">
            <text:p>0.741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568648" calcext:value-type="float">
            <text:p>0.815686</text:p>
          </table:table-cell>
          <table:table-cell office:value-type="float" office:value="0.78243508" calcext:value-type="float">
            <text:p>0.782435</text:p>
          </table:table-cell>
          <table:table-cell office:value-type="float" office:value="0.807896355" calcext:value-type="float">
            <text:p>0.807896</text:p>
          </table:table-cell>
          <table:table-cell office:value-type="float" office:value="0.78395555" calcext:value-type="float">
            <text:p>0.783956</text:p>
          </table:table-cell>
          <table:table-cell office:value-type="float" office:value="0.80916098816" calcext:value-type="float">
            <text:p>0.809161</text:p>
          </table:table-cell>
          <table:table-cell office:value-type="float" office:value="0.7776839056" calcext:value-type="float">
            <text:p>0.777684</text:p>
          </table:table-cell>
          <table:table-cell office:value-type="float" office:value="0.78478238524" calcext:value-type="float">
            <text:p>0.784782</text:p>
          </table:table-cell>
          <table:table-cell office:value-type="float" office:value="0.810320044065" calcext:value-type="float">
            <text:p>0.810320</text:p>
          </table:table-cell>
          <table:table-cell office:value-type="float" office:value="0.78630741665" calcext:value-type="float">
            <text:p>0.786307</text:p>
          </table:table-cell>
          <table:table-cell office:value-type="float" office:value="0.81158847112448" calcext:value-type="float">
            <text:p>0.811588</text:p>
          </table:table-cell>
          <table:table-cell office:value-type="float" office:value="0.773795486072" calcext:value-type="float">
            <text:p>0.773795</text:p>
          </table:table-cell>
          <table:table-cell office:value-type="float" office:value="0.7808584733138" calcext:value-type="float">
            <text:p>0.780858</text:p>
          </table:table-cell>
          <table:table-cell office:value-type="float" office:value="0.81518196432939" calcext:value-type="float">
            <text:p>0.815182</text:p>
          </table:table-cell>
          <table:table-cell office:value-type="float" office:value="0.7910252611499" calcext:value-type="float">
            <text:p>0.791025</text:p>
          </table:table-cell>
          <table:table-cell office:value-type="float" office:value="0.816458001951227" calcext:value-type="float">
            <text:p>0.816458</text:p>
          </table:table-cell>
          <table:table-cell office:value-type="float" office:value="0.82058059888" calcext:value-type="float">
            <text:p>0.820581</text:p>
          </table:table-cell>
          <table:table-cell office:value-type="float" office:value="0.78712969048" calcext:value-type="float">
            <text:p>0.787130</text:p>
          </table:table-cell>
          <table:table-cell office:value-type="float" office:value="0.803856873225" calcext:value-type="float">
            <text:p>0.803857</text:p>
          </table:table-cell>
          <table:table-cell office:value-type="float" office:value="0.78003577225" calcext:value-type="float">
            <text:p>0.780036</text:p>
          </table:table-cell>
          <table:table-cell office:value-type="float" office:value="0.8051151832192" calcext:value-type="float">
            <text:p>0.805115</text:p>
          </table:table-cell>
          <table:table-cell table:formula="of:=AVERAGE([.B4:.U4])" office:value-type="float" office:value="0.7971926990355" calcext:value-type="float">
            <text:p>0.797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7156775" calcext:value-type="float">
            <text:p>0.837157</text:p>
          </table:table-cell>
          <table:table-cell office:value-type="float" office:value="0.83012587" calcext:value-type="float">
            <text:p>0.830126</text:p>
          </table:table-cell>
          <table:table-cell office:value-type="float" office:value="0.832786185" calcext:value-type="float">
            <text:p>0.832786</text:p>
          </table:table-cell>
          <table:table-cell office:value-type="float" office:value="0.83202595" calcext:value-type="float">
            <text:p>0.832026</text:p>
          </table:table-cell>
          <table:table-cell office:value-type="float" office:value="0.8304595208" calcext:value-type="float">
            <text:p>0.830460</text:p>
          </table:table-cell>
          <table:table-cell office:value-type="float" office:value="0.8253697424" calcext:value-type="float">
            <text:p>0.825370</text:p>
          </table:table-cell>
          <table:table-cell office:value-type="float" office:value="0.83261624761" calcext:value-type="float">
            <text:p>0.832616</text:p>
          </table:table-cell>
          <table:table-cell office:value-type="float" office:value="0.835284543555" calcext:value-type="float">
            <text:p>0.835285</text:p>
          </table:table-cell>
          <table:table-cell office:value-type="float" office:value="0.83452202785" calcext:value-type="float">
            <text:p>0.834522</text:p>
          </table:table-cell>
          <table:table-cell office:value-type="float" office:value="0.8329508993624" calcext:value-type="float">
            <text:p>0.832951</text:p>
          </table:table-cell>
          <table:table-cell office:value-type="float" office:value="0.821242893688" calcext:value-type="float">
            <text:p>0.821243</text:p>
          </table:table-cell>
          <table:table-cell office:value-type="float" office:value="0.82845316637195" calcext:value-type="float">
            <text:p>0.828453</text:p>
          </table:table-cell>
          <table:table-cell office:value-type="float" office:value="0.84029625081633" calcext:value-type="float">
            <text:p>0.840296</text:p>
          </table:table-cell>
          <table:table-cell office:value-type="float" office:value="0.8395291600171" calcext:value-type="float">
            <text:p>0.839529</text:p>
          </table:table-cell>
          <table:table-cell office:value-type="float" office:value="0.837948604758574" calcext:value-type="float">
            <text:p>0.837949</text:p>
          </table:table-cell>
          <table:table-cell office:value-type="float" office:value="0.84217971565" calcext:value-type="float">
            <text:p>0.842180</text:p>
          </table:table-cell>
          <table:table-cell office:value-type="float" office:value="0.83510662522" calcext:value-type="float">
            <text:p>0.835107</text:p>
          </table:table-cell>
          <table:table-cell office:value-type="float" office:value="0.828622254075" calcext:value-type="float">
            <text:p>0.828622</text:p>
          </table:table-cell>
          <table:table-cell office:value-type="float" office:value="0.82786582025" calcext:value-type="float">
            <text:p>0.827866</text:p>
          </table:table-cell>
          <table:table-cell office:value-type="float" office:value="0.826307223196" calcext:value-type="float">
            <text:p>0.826307</text:p>
          </table:table-cell>
          <table:table-cell table:formula="of:=AVERAGE([.B5:.U5])" office:value-type="float" office:value="0.832542473781018" calcext:value-type="float">
            <text:p>0.832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0766115" calcext:value-type="float">
            <text:p>0.840766</text:p>
          </table:table-cell>
          <table:table-cell office:value-type="float" office:value="0.837536385" calcext:value-type="float">
            <text:p>0.837536</text:p>
          </table:table-cell>
          <table:table-cell table:number-columns-repeated="2" office:value-type="float" office:value="0.835636305" calcext:value-type="float">
            <text:p>0.835636</text:p>
          </table:table-cell>
          <table:table-cell office:value-type="float" office:value="0.83403998608" calcext:value-type="float">
            <text:p>0.834040</text:p>
          </table:table-cell>
          <table:table-cell office:value-type="float" office:value="0.82895121456" calcext:value-type="float">
            <text:p>0.828951</text:p>
          </table:table-cell>
          <table:table-cell office:value-type="float" office:value="0.840048994155" calcext:value-type="float">
            <text:p>0.840049</text:p>
          </table:table-cell>
          <table:table-cell table:number-columns-repeated="2" office:value-type="float" office:value="0.838143213915" calcext:value-type="float">
            <text:p>0.838143</text:p>
          </table:table-cell>
          <table:table-cell office:value-type="float" office:value="0.83654210603824" calcext:value-type="float">
            <text:p>0.836542</text:p>
          </table:table-cell>
          <table:table-cell office:value-type="float" office:value="0.8248064584872" calcext:value-type="float">
            <text:p>0.824806</text:p>
          </table:table-cell>
          <table:table-cell office:value-type="float" office:value="0.835848749184225" calcext:value-type="float">
            <text:p>0.835849</text:p>
          </table:table-cell>
          <table:table-cell table:number-columns-repeated="2" office:value-type="float" office:value="0.84317207319849" calcext:value-type="float">
            <text:p>0.843172</text:p>
          </table:table-cell>
          <table:table-cell office:value-type="float" office:value="0.841561358674469" calcext:value-type="float">
            <text:p>0.841561</text:p>
          </table:table-cell>
          <table:table-cell office:value-type="float" office:value="0.84581071169" calcext:value-type="float">
            <text:p>0.845811</text:p>
          </table:table-cell>
          <table:table-cell office:value-type="float" office:value="0.84256160331" calcext:value-type="float">
            <text:p>0.842562</text:p>
          </table:table-cell>
          <table:table-cell table:number-columns-repeated="2" office:value-type="float" office:value="0.831458123475" calcext:value-type="float">
            <text:p>0.831458</text:p>
          </table:table-cell>
          <table:table-cell office:value-type="float" office:value="0.8298697861496" calcext:value-type="float">
            <text:p>0.829870</text:p>
          </table:table-cell>
          <table:table-cell table:formula="of:=AVERAGE([.B6:.U6])" office:value-type="float" office:value="0.836758144975286" calcext:value-type="float">
            <text:p>0.836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962627" calcext:value-type="float">
            <text:p>0.839626</text:p>
          </table:table-cell>
          <table:table-cell office:value-type="float" office:value="0.836206735" calcext:value-type="float">
            <text:p>0.836207</text:p>
          </table:table-cell>
          <table:table-cell office:value-type="float" office:value="0.838106815" calcext:value-type="float">
            <text:p>0.838107</text:p>
          </table:table-cell>
          <table:table-cell office:value-type="float" office:value="0.842857015" calcext:value-type="float">
            <text:p>0.842857</text:p>
          </table:table-cell>
          <table:table-cell office:value-type="float" office:value="0.83290925984" calcext:value-type="float">
            <text:p>0.832909</text:p>
          </table:table-cell>
          <table:table-cell office:value-type="float" office:value="0.83611415888" calcext:value-type="float">
            <text:p>0.836114</text:p>
          </table:table-cell>
          <table:table-cell office:value-type="float" office:value="0.838715355205" calcext:value-type="float">
            <text:p>0.838715</text:p>
          </table:table-cell>
          <table:table-cell office:value-type="float" office:value="0.840621135445" calcext:value-type="float">
            <text:p>0.840621</text:p>
          </table:table-cell>
          <table:table-cell office:value-type="float" office:value="0.845385586045" calcext:value-type="float">
            <text:p>0.845386</text:p>
          </table:table-cell>
          <table:table-cell office:value-type="float" office:value="0.83540798761952" calcext:value-type="float">
            <text:p>0.835408</text:p>
          </table:table-cell>
          <table:table-cell office:value-type="float" office:value="0.8319335880856" calcext:value-type="float">
            <text:p>0.831934</text:p>
          </table:table-cell>
          <table:table-cell office:value-type="float" office:value="0.834521778428975" calcext:value-type="float">
            <text:p>0.834522</text:p>
          </table:table-cell>
          <table:table-cell office:value-type="float" office:value="0.84566486225767" calcext:value-type="float">
            <text:p>0.845665</text:p>
          </table:table-cell>
          <table:table-cell office:value-type="float" office:value="0.85045789956127" calcext:value-type="float">
            <text:p>0.850458</text:p>
          </table:table-cell>
          <table:table-cell office:value-type="float" office:value="0.840420435545237" calcext:value-type="float">
            <text:p>0.840420</text:p>
          </table:table-cell>
          <table:table-cell office:value-type="float" office:value="0.84466402762" calcext:value-type="float">
            <text:p>0.844664</text:p>
          </table:table-cell>
          <table:table-cell office:value-type="float" office:value="0.84122397541" calcext:value-type="float">
            <text:p>0.841224</text:p>
          </table:table-cell>
          <table:table-cell office:value-type="float" office:value="0.833916280925" calcext:value-type="float">
            <text:p>0.833916</text:p>
          </table:table-cell>
          <table:table-cell office:value-type="float" office:value="0.838642729925" calcext:value-type="float">
            <text:p>0.838643</text:p>
          </table:table-cell>
          <table:table-cell office:value-type="float" office:value="0.8287447135408" calcext:value-type="float">
            <text:p>0.828745</text:p>
          </table:table-cell>
          <table:table-cell table:formula="of:=AVERAGE([.B7:.U7])" office:value-type="float" office:value="0.838807030466704" calcext:value-type="float">
            <text:p>0.838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114674" calcext:value-type="float">
            <text:p>0.841147</text:p>
          </table:table-cell>
          <table:table-cell office:value-type="float" office:value="0.83601693" calcext:value-type="float">
            <text:p>0.836017</text:p>
          </table:table-cell>
          <table:table-cell office:value-type="float" office:value="0.82689614" calcext:value-type="float">
            <text:p>0.826896</text:p>
          </table:table-cell>
          <table:table-cell office:value-type="float" office:value="0.832406575" calcext:value-type="float">
            <text:p>0.832407</text:p>
          </table:table-cell>
          <table:table-cell office:value-type="float" office:value="0.83441756608" calcext:value-type="float">
            <text:p>0.834418</text:p>
          </table:table-cell>
          <table:table-cell office:value-type="float" office:value="0.8257473224" calcext:value-type="float">
            <text:p>0.825747</text:p>
          </table:table-cell>
          <table:table-cell office:value-type="float" office:value="0.83852498079" calcext:value-type="float">
            <text:p>0.838525</text:p>
          </table:table-cell>
          <table:table-cell office:value-type="float" office:value="0.82937682842" calcext:value-type="float">
            <text:p>0.829377</text:p>
          </table:table-cell>
          <table:table-cell office:value-type="float" office:value="0.834903794725" calcext:value-type="float">
            <text:p>0.834904</text:p>
          </table:table-cell>
          <table:table-cell office:value-type="float" office:value="0.83692081877824" calcext:value-type="float">
            <text:p>0.836921</text:p>
          </table:table-cell>
          <table:table-cell office:value-type="float" office:value="0.821618585788" calcext:value-type="float">
            <text:p>0.821619</text:p>
          </table:table-cell>
          <table:table-cell office:value-type="float" office:value="0.83433235588605" calcext:value-type="float">
            <text:p>0.834332</text:p>
          </table:table-cell>
          <table:table-cell office:value-type="float" office:value="0.83435308939052" calcext:value-type="float">
            <text:p>0.834353</text:p>
          </table:table-cell>
          <table:table-cell office:value-type="float" office:value="0.83991321749335" calcext:value-type="float">
            <text:p>0.839913</text:p>
          </table:table-cell>
          <table:table-cell office:value-type="float" office:value="0.841942343690909" calcext:value-type="float">
            <text:p>0.841942</text:p>
          </table:table-cell>
          <table:table-cell office:value-type="float" office:value="0.84619362044" calcext:value-type="float">
            <text:p>0.846194</text:p>
          </table:table-cell>
          <table:table-cell office:value-type="float" office:value="0.84103303158" calcext:value-type="float">
            <text:p>0.841033</text:p>
          </table:table-cell>
          <table:table-cell office:value-type="float" office:value="0.8227616593" calcext:value-type="float">
            <text:p>0.822762</text:p>
          </table:table-cell>
          <table:table-cell office:value-type="float" office:value="0.828244542125" calcext:value-type="float">
            <text:p>0.828245</text:p>
          </table:table-cell>
          <table:table-cell office:value-type="float" office:value="0.8302454782496" calcext:value-type="float">
            <text:p>0.830245</text:p>
          </table:table-cell>
          <table:table-cell table:formula="of:=AVERAGE([.B8:.U8])" office:value-type="float" office:value="0.833849781006833" calcext:value-type="float">
            <text:p>0.8338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3616235" calcext:value-type="float">
            <text:p>0.843616</text:p>
          </table:table-cell>
          <table:table-cell office:value-type="float" office:value="0.827656375" calcext:value-type="float">
            <text:p>0.827656</text:p>
          </table:table-cell>
          <table:table-cell office:value-type="float" office:value="0.827085945" calcext:value-type="float">
            <text:p>0.827086</text:p>
          </table:table-cell>
          <table:table-cell office:value-type="float" office:value="0.82841661" calcext:value-type="float">
            <text:p>0.828417</text:p>
          </table:table-cell>
          <table:table-cell office:value-type="float" office:value="0.83686730512" calcext:value-type="float">
            <text:p>0.836867</text:p>
          </table:table-cell>
          <table:table-cell office:value-type="float" office:value="0.82178927712" calcext:value-type="float">
            <text:p>0.821789</text:p>
          </table:table-cell>
          <table:table-cell office:value-type="float" office:value="0.830139344125" calcext:value-type="float">
            <text:p>0.830139</text:p>
          </table:table-cell>
          <table:table-cell office:value-type="float" office:value="0.829567202835" calcext:value-type="float">
            <text:p>0.829567</text:p>
          </table:table-cell>
          <table:table-cell office:value-type="float" office:value="0.83090185983" calcext:value-type="float">
            <text:p>0.830902</text:p>
          </table:table-cell>
          <table:table-cell office:value-type="float" office:value="0.83937790703536" calcext:value-type="float">
            <text:p>0.839378</text:p>
          </table:table-cell>
          <table:table-cell office:value-type="float" office:value="0.8176803307344" calcext:value-type="float">
            <text:p>0.817680</text:p>
          </table:table-cell>
          <table:table-cell office:value-type="float" office:value="0.825988647404375" calcext:value-type="float">
            <text:p>0.825989</text:p>
          </table:table-cell>
          <table:table-cell office:value-type="float" office:value="0.83454460605201" calcext:value-type="float">
            <text:p>0.834545</text:p>
          </table:table-cell>
          <table:table-cell office:value-type="float" office:value="0.83588727098898" calcext:value-type="float">
            <text:p>0.835887</text:p>
          </table:table-cell>
          <table:table-cell office:value-type="float" office:value="0.844414174477572" calcext:value-type="float">
            <text:p>0.844414</text:p>
          </table:table-cell>
          <table:table-cell office:value-type="float" office:value="0.84867793241" calcext:value-type="float">
            <text:p>0.848678</text:p>
          </table:table-cell>
          <table:table-cell office:value-type="float" office:value="0.83262231325" calcext:value-type="float">
            <text:p>0.832622</text:p>
          </table:table-cell>
          <table:table-cell office:value-type="float" office:value="0.822950515275" calcext:value-type="float">
            <text:p>0.822951</text:p>
          </table:table-cell>
          <table:table-cell office:value-type="float" office:value="0.82427452695" calcext:value-type="float">
            <text:p>0.824275</text:p>
          </table:table-cell>
          <table:table-cell office:value-type="float" office:value="0.8326829685944" calcext:value-type="float">
            <text:p>0.832683</text:p>
          </table:table-cell>
          <table:table-cell table:formula="of:=AVERAGE([.B9:.U9])" office:value-type="float" office:value="0.831757067360105" calcext:value-type="float">
            <text:p>0.831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9436465" calcext:value-type="float">
            <text:p>0.839436</text:p>
          </table:table-cell>
          <table:table-cell office:value-type="float" office:value="0.832406575" calcext:value-type="float">
            <text:p>0.832407</text:p>
          </table:table-cell>
          <table:table-cell office:value-type="float" office:value="0.826326725" calcext:value-type="float">
            <text:p>0.826327</text:p>
          </table:table-cell>
          <table:table-cell office:value-type="float" office:value="0.83259638" calcext:value-type="float">
            <text:p>0.832596</text:p>
          </table:table-cell>
          <table:table-cell office:value-type="float" office:value="0.83272097328" calcext:value-type="float">
            <text:p>0.832721</text:p>
          </table:table-cell>
          <table:table-cell office:value-type="float" office:value="0.82593560896" calcext:value-type="float">
            <text:p>0.825936</text:p>
          </table:table-cell>
          <table:table-cell office:value-type="float" office:value="0.834903794725" calcext:value-type="float">
            <text:p>0.834904</text:p>
          </table:table-cell>
          <table:table-cell office:value-type="float" office:value="0.828805705175" calcext:value-type="float">
            <text:p>0.828806</text:p>
          </table:table-cell>
          <table:table-cell office:value-type="float" office:value="0.83509416914" calcext:value-type="float">
            <text:p>0.835094</text:p>
          </table:table-cell>
          <table:table-cell office:value-type="float" office:value="0.83521913619984" calcext:value-type="float">
            <text:p>0.835219</text:p>
          </table:table-cell>
          <table:table-cell office:value-type="float" office:value="0.8218059309152" calcext:value-type="float">
            <text:p>0.821806</text:p>
          </table:table-cell>
          <table:table-cell office:value-type="float" office:value="0.830729275751375" calcext:value-type="float">
            <text:p>0.830729</text:p>
          </table:table-cell>
          <table:table-cell office:value-type="float" office:value="0.83377853940605" calcext:value-type="float">
            <text:p>0.833779</text:p>
          </table:table-cell>
          <table:table-cell office:value-type="float" office:value="0.84010473415484" calcext:value-type="float">
            <text:p>0.840105</text:p>
          </table:table-cell>
          <table:table-cell office:value-type="float" office:value="0.840230451017039" calcext:value-type="float">
            <text:p>0.840230</text:p>
          </table:table-cell>
          <table:table-cell office:value-type="float" office:value="0.84447308379" calcext:value-type="float">
            <text:p>0.844473</text:p>
          </table:table-cell>
          <table:table-cell office:value-type="float" office:value="0.83740101445" calcext:value-type="float">
            <text:p>0.837401</text:p>
          </table:table-cell>
          <table:table-cell office:value-type="float" office:value="0.822195091375" calcext:value-type="float">
            <text:p>0.822195</text:p>
          </table:table-cell>
          <table:table-cell office:value-type="float" office:value="0.8284333981" calcext:value-type="float">
            <text:p>0.828433</text:p>
          </table:table-cell>
          <table:table-cell office:value-type="float" office:value="0.8285573684136" calcext:value-type="float">
            <text:p>0.828557</text:p>
          </table:table-cell>
          <table:table-cell table:formula="of:=AVERAGE([.B10:.U10])" office:value-type="float" office:value="0.832557720992647" calcext:value-type="float">
            <text:p>0.832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114674" calcext:value-type="float">
            <text:p>0.841147</text:p>
          </table:table-cell>
          <table:table-cell office:value-type="float" office:value="0.831836145" calcext:value-type="float">
            <text:p>0.831836</text:p>
          </table:table-cell>
          <table:table-cell office:value-type="float" office:value="0.825376685" calcext:value-type="float">
            <text:p>0.825377</text:p>
          </table:table-cell>
          <table:table-cell office:value-type="float" office:value="0.83316681" calcext:value-type="float">
            <text:p>0.833167</text:p>
          </table:table-cell>
          <table:table-cell office:value-type="float" office:value="0.83441756608" calcext:value-type="float">
            <text:p>0.834418</text:p>
          </table:table-cell>
          <table:table-cell office:value-type="float" office:value="0.82650147552" calcext:value-type="float">
            <text:p>0.826501</text:p>
          </table:table-cell>
          <table:table-cell office:value-type="float" office:value="0.834331653435" calcext:value-type="float">
            <text:p>0.834332</text:p>
          </table:table-cell>
          <table:table-cell office:value-type="float" office:value="0.827852815055" calcext:value-type="float">
            <text:p>0.827853</text:p>
          </table:table-cell>
          <table:table-cell office:value-type="float" office:value="0.83566631043" calcext:value-type="float">
            <text:p>0.835666</text:p>
          </table:table-cell>
          <table:table-cell office:value-type="float" office:value="0.83692081877824" calcext:value-type="float">
            <text:p>0.836921</text:p>
          </table:table-cell>
          <table:table-cell office:value-type="float" office:value="0.8223689681424" calcext:value-type="float">
            <text:p>0.822369</text:p>
          </table:table-cell>
          <table:table-cell office:value-type="float" office:value="0.830159995167825" calcext:value-type="float">
            <text:p>0.830160</text:p>
          </table:table-cell>
          <table:table-cell office:value-type="float" office:value="0.83281993194533" calcext:value-type="float">
            <text:p>0.832820</text:p>
          </table:table-cell>
          <table:table-cell office:value-type="float" office:value="0.84068030829258" calcext:value-type="float">
            <text:p>0.840680</text:p>
          </table:table-cell>
          <table:table-cell office:value-type="float" office:value="0.841942343690909" calcext:value-type="float">
            <text:p>0.841942</text:p>
          </table:table-cell>
          <table:table-cell office:value-type="float" office:value="0.84619362044" calcext:value-type="float">
            <text:p>0.846194</text:p>
          </table:table-cell>
          <table:table-cell office:value-type="float" office:value="0.83682716187" calcext:value-type="float">
            <text:p>0.836827</text:p>
          </table:table-cell>
          <table:table-cell office:value-type="float" office:value="0.821249801575" calcext:value-type="float">
            <text:p>0.821250</text:p>
          </table:table-cell>
          <table:table-cell office:value-type="float" office:value="0.82900097595" calcext:value-type="float">
            <text:p>0.829001</text:p>
          </table:table-cell>
          <table:table-cell office:value-type="float" office:value="0.8302454782496" calcext:value-type="float">
            <text:p>0.830245</text:p>
          </table:table-cell>
          <table:table-cell table:formula="of:=AVERAGE([.B11:.U11])" office:value-type="float" office:value="0.832935280231094" calcext:value-type="float">
            <text:p>0.832935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09713" calcext:value-type="float">
            <text:p>0.654097</text:p>
          </table:table-cell>
          <table:table-cell office:value-type="float" office:value="0.650380725" calcext:value-type="float">
            <text:p>0.650381</text:p>
          </table:table-cell>
          <table:table-cell office:value-type="float" office:value="0.646893825" calcext:value-type="float">
            <text:p>0.646894</text:p>
          </table:table-cell>
          <table:table-cell office:value-type="float" office:value="0.65669359" calcext:value-type="float">
            <text:p>0.656694</text:p>
          </table:table-cell>
          <table:table-cell office:value-type="float" office:value="0.65867580991" calcext:value-type="float">
            <text:p>0.658676</text:p>
          </table:table-cell>
          <table:table-cell office:value-type="float" office:value="0.66129044513" calcext:value-type="float">
            <text:p>0.661290</text:p>
          </table:table-cell>
          <table:table-cell office:value-type="float" office:value="0.648429582825" calcext:value-type="float">
            <text:p>0.648430</text:p>
          </table:table-cell>
          <table:table-cell office:value-type="float" office:value="0.644953143525" calcext:value-type="float">
            <text:p>0.644953</text:p>
          </table:table-cell>
          <table:table-cell office:value-type="float" office:value="0.65472350923" calcext:value-type="float">
            <text:p>0.654724</text:p>
          </table:table-cell>
          <table:table-cell office:value-type="float" office:value="0.65669978248027" calcext:value-type="float">
            <text:p>0.656700</text:p>
          </table:table-cell>
          <table:table-cell office:value-type="float" office:value="0.66459689735565" calcext:value-type="float">
            <text:p>0.664597</text:p>
          </table:table-cell>
          <table:table-cell office:value-type="float" office:value="0.651671730739125" calcext:value-type="float">
            <text:p>0.651672</text:p>
          </table:table-cell>
          <table:table-cell office:value-type="float" office:value="0.64108342466385" calcext:value-type="float">
            <text:p>0.641083</text:p>
          </table:table-cell>
          <table:table-cell office:value-type="float" office:value="0.65079516817462" calcext:value-type="float">
            <text:p>0.650795</text:p>
          </table:table-cell>
          <table:table-cell office:value-type="float" office:value="0.652759583785388" calcext:value-type="float">
            <text:p>0.652760</text:p>
          </table:table-cell>
          <table:table-cell office:value-type="float" office:value="0.65017254722" calcext:value-type="float">
            <text:p>0.650173</text:p>
          </table:table-cell>
          <table:table-cell office:value-type="float" office:value="0.64647844065" calcext:value-type="float">
            <text:p>0.646478</text:p>
          </table:table-cell>
          <table:table-cell office:value-type="float" office:value="0.650128294125" calcext:value-type="float">
            <text:p>0.650128</text:p>
          </table:table-cell>
          <table:table-cell office:value-type="float" office:value="0.65997705795" calcext:value-type="float">
            <text:p>0.659977</text:p>
          </table:table-cell>
          <table:table-cell office:value-type="float" office:value="0.66196918895955" calcext:value-type="float">
            <text:p>0.661969</text:p>
          </table:table-cell>
          <table:table-cell table:formula="of:=AVERAGE([.B14:.U14])" office:value-type="float" office:value="0.653123493836173" calcext:value-type="float">
            <text:p>0.653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655736" calcext:value-type="float">
            <text:p>0.526557</text:p>
          </table:table-cell>
          <table:table-cell office:value-type="float" office:value="0.53499881" calcext:value-type="float">
            <text:p>0.534999</text:p>
          </table:table-cell>
          <table:table-cell office:value-type="float" office:value="0.527157225" calcext:value-type="float">
            <text:p>0.527157</text:p>
          </table:table-cell>
          <table:table-cell office:value-type="float" office:value="0.564411895" calcext:value-type="float">
            <text:p>0.564412</text:p>
          </table:table-cell>
          <table:table-cell office:value-type="float" office:value="0.53024326152" calcext:value-type="float">
            <text:p>0.530243</text:p>
          </table:table-cell>
          <table:table-cell office:value-type="float" office:value="0.568362778265" calcext:value-type="float">
            <text:p>0.568363</text:p>
          </table:table-cell>
          <table:table-cell office:value-type="float" office:value="0.53339381357" calcext:value-type="float">
            <text:p>0.533394</text:p>
          </table:table-cell>
          <table:table-cell office:value-type="float" office:value="0.525575753325" calcext:value-type="float">
            <text:p>0.525576</text:p>
          </table:table-cell>
          <table:table-cell office:value-type="float" office:value="0.562718659315" calcext:value-type="float">
            <text:p>0.562719</text:p>
          </table:table-cell>
          <table:table-cell office:value-type="float" office:value="0.52865253173544" calcext:value-type="float">
            <text:p>0.528653</text:p>
          </table:table-cell>
          <table:table-cell office:value-type="float" office:value="0.571204592156325" calcext:value-type="float">
            <text:p>0.571205</text:p>
          </table:table-cell>
          <table:table-cell office:value-type="float" office:value="0.53606078263785" calcext:value-type="float">
            <text:p>0.536061</text:p>
          </table:table-cell>
          <table:table-cell office:value-type="float" office:value="0.52242229880505" calcext:value-type="float">
            <text:p>0.522422</text:p>
          </table:table-cell>
          <table:table-cell office:value-type="float" office:value="0.55934234735911" calcext:value-type="float">
            <text:p>0.559342</text:p>
          </table:table-cell>
          <table:table-cell office:value-type="float" office:value="0.525480616545027" calcext:value-type="float">
            <text:p>0.525481</text:p>
          </table:table-cell>
          <table:table-cell office:value-type="float" office:value="0.52339801584" calcext:value-type="float">
            <text:p>0.523398</text:p>
          </table:table-cell>
          <table:table-cell office:value-type="float" office:value="0.53178881714" calcext:value-type="float">
            <text:p>0.531789</text:p>
          </table:table-cell>
          <table:table-cell office:value-type="float" office:value="0.529793011125" calcext:value-type="float">
            <text:p>0.529793</text:p>
          </table:table-cell>
          <table:table-cell office:value-type="float" office:value="0.567233954475" calcext:value-type="float">
            <text:p>0.567234</text:p>
          </table:table-cell>
          <table:table-cell office:value-type="float" office:value="0.5328944778276" calcext:value-type="float">
            <text:p>0.532894</text:p>
          </table:table-cell>
          <table:table-cell table:formula="of:=AVERAGE([.B15:.U15])" office:value-type="float" office:value="0.54008455008207" calcext:value-type="float">
            <text:p>0.540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223601" calcext:value-type="float">
            <text:p>0.422236</text:p>
          </table:table-cell>
          <table:table-cell office:value-type="float" office:value="0.44159126" calcext:value-type="float">
            <text:p>0.441591</text:p>
          </table:table-cell>
          <table:table-cell office:value-type="float" office:value="0.437774385" calcext:value-type="float">
            <text:p>0.437774</text:p>
          </table:table-cell>
          <table:table-cell office:value-type="float" office:value="0.45868692" calcext:value-type="float">
            <text:p>0.458687</text:p>
          </table:table-cell>
          <table:table-cell office:value-type="float" office:value="0.42519166207" calcext:value-type="float">
            <text:p>0.425192</text:p>
          </table:table-cell>
          <table:table-cell office:value-type="float" office:value="0.46189772844" calcext:value-type="float">
            <text:p>0.461898</text:p>
          </table:table-cell>
          <table:table-cell office:value-type="float" office:value="0.44026648622" calcext:value-type="float">
            <text:p>0.440266</text:p>
          </table:table-cell>
          <table:table-cell office:value-type="float" office:value="0.436461061845" calcext:value-type="float">
            <text:p>0.436461</text:p>
          </table:table-cell>
          <table:table-cell office:value-type="float" office:value="0.45731085924" calcext:value-type="float">
            <text:p>0.457311</text:p>
          </table:table-cell>
          <table:table-cell office:value-type="float" office:value="0.42391608708379" calcext:value-type="float">
            <text:p>0.423916</text:p>
          </table:table-cell>
          <table:table-cell office:value-type="float" office:value="0.4642072170822" calcext:value-type="float">
            <text:p>0.464207</text:p>
          </table:table-cell>
          <table:table-cell office:value-type="float" office:value="0.4424678186511" calcext:value-type="float">
            <text:p>0.442468</text:p>
          </table:table-cell>
          <table:table-cell office:value-type="float" office:value="0.43384229547393" calcext:value-type="float">
            <text:p>0.433842</text:p>
          </table:table-cell>
          <table:table-cell office:value-type="float" office:value="0.45456699408456" calcext:value-type="float">
            <text:p>0.454567</text:p>
          </table:table-cell>
          <table:table-cell office:value-type="float" office:value="0.421372590561287" calcext:value-type="float">
            <text:p>0.421373</text:p>
          </table:table-cell>
          <table:table-cell office:value-type="float" office:value="0.41970259394" calcext:value-type="float">
            <text:p>0.419703</text:p>
          </table:table-cell>
          <table:table-cell office:value-type="float" office:value="0.43894171244" calcext:value-type="float">
            <text:p>0.438942</text:p>
          </table:table-cell>
          <table:table-cell office:value-type="float" office:value="0.439963256925" calcext:value-type="float">
            <text:p>0.439963</text:p>
          </table:table-cell>
          <table:table-cell office:value-type="float" office:value="0.4609803546" calcext:value-type="float">
            <text:p>0.460980</text:p>
          </table:table-cell>
          <table:table-cell office:value-type="float" office:value="0.42731762038035" calcext:value-type="float">
            <text:p>0.427318</text:p>
          </table:table-cell>
          <table:table-cell table:formula="of:=AVERAGE([.B16:.U16])" office:value-type="float" office:value="0.440434745701861" calcext:value-type="float">
            <text:p>0.440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7600165" calcext:value-type="float">
            <text:p>0.327600</text:p>
          </table:table-cell>
          <table:table-cell office:value-type="float" office:value="0.358003175" calcext:value-type="float">
            <text:p>0.358003</text:p>
          </table:table-cell>
          <table:table-cell office:value-type="float" office:value="0.356777835" calcext:value-type="float">
            <text:p>0.356778</text:p>
          </table:table-cell>
          <table:table-cell office:value-type="float" office:value="0.366684965" calcext:value-type="float">
            <text:p>0.366685</text:p>
          </table:table-cell>
          <table:table-cell office:value-type="float" office:value="0.329893366155" calcext:value-type="float">
            <text:p>0.329893</text:p>
          </table:table-cell>
          <table:table-cell office:value-type="float" office:value="0.369251759755" calcext:value-type="float">
            <text:p>0.369252</text:p>
          </table:table-cell>
          <table:table-cell office:value-type="float" office:value="0.356929165475" calcext:value-type="float">
            <text:p>0.356929</text:p>
          </table:table-cell>
          <table:table-cell office:value-type="float" office:value="0.355707501495" calcext:value-type="float">
            <text:p>0.355708</text:p>
          </table:table-cell>
          <table:table-cell office:value-type="float" office:value="0.365584910105" calcext:value-type="float">
            <text:p>0.365585</text:p>
          </table:table-cell>
          <table:table-cell office:value-type="float" office:value="0.328903686056535" calcext:value-type="float">
            <text:p>0.328904</text:p>
          </table:table-cell>
          <table:table-cell office:value-type="float" office:value="0.371098018553775" calcext:value-type="float">
            <text:p>0.371098</text:p>
          </table:table-cell>
          <table:table-cell office:value-type="float" office:value="0.358713811302375" calcext:value-type="float">
            <text:p>0.358714</text:p>
          </table:table-cell>
          <table:table-cell office:value-type="float" office:value="0.35357325648603" calcext:value-type="float">
            <text:p>0.353573</text:p>
          </table:table-cell>
          <table:table-cell office:value-type="float" office:value="0.36339140064437" calcext:value-type="float">
            <text:p>0.363391</text:p>
          </table:table-cell>
          <table:table-cell office:value-type="float" office:value="0.326930263940196" calcext:value-type="float">
            <text:p>0.326930</text:p>
          </table:table-cell>
          <table:table-cell office:value-type="float" office:value="0.32563456401" calcext:value-type="float">
            <text:p>0.325635</text:p>
          </table:table-cell>
          <table:table-cell office:value-type="float" office:value="0.35585515595" calcext:value-type="float">
            <text:p>0.355855</text:p>
          </table:table-cell>
          <table:table-cell office:value-type="float" office:value="0.358561724175" calcext:value-type="float">
            <text:p>0.358562</text:p>
          </table:table-cell>
          <table:table-cell office:value-type="float" office:value="0.368518389825" calcext:value-type="float">
            <text:p>0.368518</text:p>
          </table:table-cell>
          <table:table-cell office:value-type="float" office:value="0.331542832985775" calcext:value-type="float">
            <text:p>0.331543</text:p>
          </table:table-cell>
          <table:table-cell table:formula="of:=AVERAGE([.B17:.U17])" office:value-type="float" office:value="0.351457797345703" calcext:value-type="float">
            <text:p>0.351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311995" calcext:value-type="float">
            <text:p>0.233120</text:p>
          </table:table-cell>
          <table:table-cell office:value-type="float" office:value="0.276803715" calcext:value-type="float">
            <text:p>0.276804</text:p>
          </table:table-cell>
          <table:table-cell office:value-type="float" office:value="0.272548515" calcext:value-type="float">
            <text:p>0.272549</text:p>
          </table:table-cell>
          <table:table-cell office:value-type="float" office:value="0.287628865" calcext:value-type="float">
            <text:p>0.287629</text:p>
          </table:table-cell>
          <table:table-cell office:value-type="float" office:value="0.23475178965" calcext:value-type="float">
            <text:p>0.234752</text:p>
          </table:table-cell>
          <table:table-cell office:value-type="float" office:value="0.289642267055" calcext:value-type="float">
            <text:p>0.289642</text:p>
          </table:table-cell>
          <table:table-cell office:value-type="float" office:value="0.275973303855" calcext:value-type="float">
            <text:p>0.275973</text:p>
          </table:table-cell>
          <table:table-cell office:value-type="float" office:value="0.271730869455" calcext:value-type="float">
            <text:p>0.271731</text:p>
          </table:table-cell>
          <table:table-cell office:value-type="float" office:value="0.286765978405" calcext:value-type="float">
            <text:p>0.286766</text:p>
          </table:table-cell>
          <table:table-cell office:value-type="float" office:value="0.23404753428105" calcext:value-type="float">
            <text:p>0.234048</text:p>
          </table:table-cell>
          <table:table-cell office:value-type="float" office:value="0.291090478390275" calcext:value-type="float">
            <text:p>0.291090</text:p>
          </table:table-cell>
          <table:table-cell office:value-type="float" office:value="0.277353170374275" calcext:value-type="float">
            <text:p>0.277353</text:p>
          </table:table-cell>
          <table:table-cell office:value-type="float" office:value="0.27010048423827" calcext:value-type="float">
            <text:p>0.270100</text:p>
          </table:table-cell>
          <table:table-cell office:value-type="float" office:value="0.28504538253457" calcext:value-type="float">
            <text:p>0.285045</text:p>
          </table:table-cell>
          <table:table-cell office:value-type="float" office:value="0.232643249075364" calcext:value-type="float">
            <text:p>0.232643</text:p>
          </table:table-cell>
          <table:table-cell office:value-type="float" office:value="0.2317212303" calcext:value-type="float">
            <text:p>0.231721</text:p>
          </table:table-cell>
          <table:table-cell office:value-type="float" office:value="0.27514289271" calcext:value-type="float">
            <text:p>0.275143</text:p>
          </table:table-cell>
          <table:table-cell office:value-type="float" office:value="0.273911257575" calcext:value-type="float">
            <text:p>0.273911</text:p>
          </table:table-cell>
          <table:table-cell office:value-type="float" office:value="0.289067009325" calcext:value-type="float">
            <text:p>0.289067</text:p>
          </table:table-cell>
          <table:table-cell office:value-type="float" office:value="0.23592554859825" calcext:value-type="float">
            <text:p>0.235926</text:p>
          </table:table-cell>
          <table:table-cell table:formula="of:=AVERAGE([.B18:.U18])" office:value-type="float" office:value="0.266250674541103" calcext:value-type="float">
            <text:p>0.2662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9822865" calcext:value-type="float">
            <text:p>0.169823</text:p>
          </table:table-cell>
          <table:table-cell office:value-type="float" office:value="0.19354462" calcext:value-type="float">
            <text:p>0.193545</text:p>
          </table:table-cell>
          <table:table-cell office:value-type="float" office:value="0.186995355" calcext:value-type="float">
            <text:p>0.186995</text:p>
          </table:table-cell>
          <table:table-cell office:value-type="float" office:value="0.19739991" calcext:value-type="float">
            <text:p>0.197400</text:p>
          </table:table-cell>
          <table:table-cell office:value-type="float" office:value="0.171011625055" calcext:value-type="float">
            <text:p>0.171012</text:p>
          </table:table-cell>
          <table:table-cell office:value-type="float" office:value="0.19878170937" calcext:value-type="float">
            <text:p>0.198782</text:p>
          </table:table-cell>
          <table:table-cell office:value-type="float" office:value="0.19296398614" calcext:value-type="float">
            <text:p>0.192964</text:p>
          </table:table-cell>
          <table:table-cell office:value-type="float" office:value="0.186434368935" calcext:value-type="float">
            <text:p>0.186434</text:p>
          </table:table-cell>
          <table:table-cell office:value-type="float" office:value="0.19680771027" calcext:value-type="float">
            <text:p>0.196808</text:p>
          </table:table-cell>
          <table:table-cell office:value-type="float" office:value="0.170498590179835" calcext:value-type="float">
            <text:p>0.170499</text:p>
          </table:table-cell>
          <table:table-cell office:value-type="float" office:value="0.19977561791685" calcext:value-type="float">
            <text:p>0.199776</text:p>
          </table:table-cell>
          <table:table-cell office:value-type="float" office:value="0.1939288060707" calcext:value-type="float">
            <text:p>0.193929</text:p>
          </table:table-cell>
          <table:table-cell office:value-type="float" office:value="0.18531576272139" calcext:value-type="float">
            <text:p>0.185316</text:p>
          </table:table-cell>
          <table:table-cell office:value-type="float" office:value="0.19562686400838" calcext:value-type="float">
            <text:p>0.195627</text:p>
          </table:table-cell>
          <table:table-cell office:value-type="float" office:value="0.169475598638756" calcext:value-type="float">
            <text:p>0.169476</text:p>
          </table:table-cell>
          <table:table-cell office:value-type="float" office:value="0.16880392781" calcext:value-type="float">
            <text:p>0.168804</text:p>
          </table:table-cell>
          <table:table-cell office:value-type="float" office:value="0.19238335228" calcext:value-type="float">
            <text:p>0.192383</text:p>
          </table:table-cell>
          <table:table-cell office:value-type="float" office:value="0.187930331775" calcext:value-type="float">
            <text:p>0.187930</text:p>
          </table:table-cell>
          <table:table-cell office:value-type="float" office:value="0.19838690955" calcext:value-type="float">
            <text:p>0.198387</text:p>
          </table:table-cell>
          <table:table-cell office:value-type="float" office:value="0.171866683180275" calcext:value-type="float">
            <text:p>0.171867</text:p>
          </table:table-cell>
          <table:table-cell table:formula="of:=AVERAGE([.B19:.U19])" office:value-type="float" office:value="0.186387729695059" calcext:value-type="float">
            <text:p>0.186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701828" calcext:value-type="float">
            <text:p>0.107018</text:p>
          </table:table-cell>
          <table:table-cell office:value-type="float" office:value="0.11366703" calcext:value-type="float">
            <text:p>0.113667</text:p>
          </table:table-cell>
          <table:table-cell office:value-type="float" office:value="0.10809981" calcext:value-type="float">
            <text:p>0.108100</text:p>
          </table:table-cell>
          <table:table-cell office:value-type="float" office:value="0.12379874" calcext:value-type="float">
            <text:p>0.123799</text:p>
          </table:table-cell>
          <table:table-cell office:value-type="float" office:value="0.10776740796" calcext:value-type="float">
            <text:p>0.107767</text:p>
          </table:table-cell>
          <table:table-cell office:value-type="float" office:value="0.12466533118" calcext:value-type="float">
            <text:p>0.124665</text:p>
          </table:table-cell>
          <table:table-cell office:value-type="float" office:value="0.11332602891" calcext:value-type="float">
            <text:p>0.113326</text:p>
          </table:table-cell>
          <table:table-cell office:value-type="float" office:value="0.10777551057" calcext:value-type="float">
            <text:p>0.107776</text:p>
          </table:table-cell>
          <table:table-cell office:value-type="float" office:value="0.12342734378" calcext:value-type="float">
            <text:p>0.123427</text:p>
          </table:table-cell>
          <table:table-cell office:value-type="float" office:value="0.10744410573612" calcext:value-type="float">
            <text:p>0.107444</text:p>
          </table:table-cell>
          <table:table-cell office:value-type="float" office:value="0.1252886578359" calcext:value-type="float">
            <text:p>0.125289</text:p>
          </table:table-cell>
          <table:table-cell office:value-type="float" office:value="0.11389265905455" calcext:value-type="float">
            <text:p>0.113893</text:p>
          </table:table-cell>
          <table:table-cell office:value-type="float" office:value="0.10712885750658" calcext:value-type="float">
            <text:p>0.107129</text:p>
          </table:table-cell>
          <table:table-cell office:value-type="float" office:value="0.12268677971732" calcext:value-type="float">
            <text:p>0.122687</text:p>
          </table:table-cell>
          <table:table-cell office:value-type="float" office:value="0.106799441101703" calcext:value-type="float">
            <text:p>0.106799</text:p>
          </table:table-cell>
          <table:table-cell office:value-type="float" office:value="0.10637617032" calcext:value-type="float">
            <text:p>0.106376</text:p>
          </table:table-cell>
          <table:table-cell office:value-type="float" office:value="0.11298502782" calcext:value-type="float">
            <text:p>0.112985</text:p>
          </table:table-cell>
          <table:table-cell office:value-type="float" office:value="0.10864030905" calcext:value-type="float">
            <text:p>0.108640</text:p>
          </table:table-cell>
          <table:table-cell office:value-type="float" office:value="0.1244177337" calcext:value-type="float">
            <text:p>0.124418</text:p>
          </table:table-cell>
          <table:table-cell office:value-type="float" office:value="0.1083062449998" calcext:value-type="float">
            <text:p>0.108306</text:p>
          </table:table-cell>
          <table:table-cell table:formula="of:=AVERAGE([.B20:.U20])" office:value-type="float" office:value="0.113675573462099" calcext:value-type="float">
            <text:p>0.1136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98804" calcext:value-type="float">
            <text:p>0.049880</text:p>
          </table:table-cell>
          <table:table-cell office:value-type="float" office:value="0.055653485" calcext:value-type="float">
            <text:p>0.055653</text:p>
          </table:table-cell>
          <table:table-cell office:value-type="float" office:value="0.051419955" calcext:value-type="float">
            <text:p>0.051420</text:p>
          </table:table-cell>
          <table:table-cell office:value-type="float" office:value="0.05533336" calcext:value-type="float">
            <text:p>0.055333</text:p>
          </table:table-cell>
          <table:table-cell office:value-type="float" office:value="0.0502295628" calcext:value-type="float">
            <text:p>0.050230</text:p>
          </table:table-cell>
          <table:table-cell office:value-type="float" office:value="0.05572069352" calcext:value-type="float">
            <text:p>0.055721</text:p>
          </table:table-cell>
          <table:table-cell office:value-type="float" office:value="0.055486524545" calcext:value-type="float">
            <text:p>0.055487</text:p>
          </table:table-cell>
          <table:table-cell office:value-type="float" office:value="0.051265695135" calcext:value-type="float">
            <text:p>0.051266</text:p>
          </table:table-cell>
          <table:table-cell office:value-type="float" office:value="0.05516735992" calcext:value-type="float">
            <text:p>0.055167</text:p>
          </table:table-cell>
          <table:table-cell office:value-type="float" office:value="0.0500788741116" calcext:value-type="float">
            <text:p>0.050079</text:p>
          </table:table-cell>
          <table:table-cell office:value-type="float" office:value="0.0559992969876" calcext:value-type="float">
            <text:p>0.055999</text:p>
          </table:table-cell>
          <table:table-cell office:value-type="float" office:value="0.055763957167725" calcext:value-type="float">
            <text:p>0.055764</text:p>
          </table:table-cell>
          <table:table-cell office:value-type="float" office:value="0.05095810096419" calcext:value-type="float">
            <text:p>0.050958</text:p>
          </table:table-cell>
          <table:table-cell office:value-type="float" office:value="0.05483635576048" calcext:value-type="float">
            <text:p>0.054836</text:p>
          </table:table-cell>
          <table:table-cell office:value-type="float" office:value="0.0497784008669304" calcext:value-type="float">
            <text:p>0.049778</text:p>
          </table:table-cell>
          <table:table-cell office:value-type="float" office:value="0.0495811176" calcext:value-type="float">
            <text:p>0.049581</text:p>
          </table:table-cell>
          <table:table-cell office:value-type="float" office:value="0.05531956409" calcext:value-type="float">
            <text:p>0.055320</text:p>
          </table:table-cell>
          <table:table-cell office:value-type="float" office:value="0.051677054775" calcext:value-type="float">
            <text:p>0.051677</text:p>
          </table:table-cell>
          <table:table-cell office:value-type="float" office:value="0.0556100268" calcext:value-type="float">
            <text:p>0.055610</text:p>
          </table:table-cell>
          <table:table-cell office:value-type="float" office:value="0.050480710614" calcext:value-type="float">
            <text:p>0.050481</text:p>
          </table:table-cell>
          <table:table-cell table:formula="of:=AVERAGE([.B21:.U21])" office:value-type="float" office:value="0.0530120247828763" calcext:value-type="float">
            <text:p>0.053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293474" calcext:value-type="float">
            <text:p>0.022935</text:p>
          </table:table-cell>
          <table:table-cell office:value-type="float" office:value="0.02795627" calcext:value-type="float">
            <text:p>0.027956</text:p>
          </table:table-cell>
          <table:table-cell office:value-type="float" office:value="0.020975575" calcext:value-type="float">
            <text:p>0.020976</text:p>
          </table:table-cell>
          <table:table-cell office:value-type="float" office:value="0.027019535" calcext:value-type="float">
            <text:p>0.027020</text:p>
          </table:table-cell>
          <table:table-cell office:value-type="float" office:value="0.02309528318" calcext:value-type="float">
            <text:p>0.023095</text:p>
          </table:table-cell>
          <table:table-cell office:value-type="float" office:value="0.027208671745" calcext:value-type="float">
            <text:p>0.027209</text:p>
          </table:table-cell>
          <table:table-cell office:value-type="float" office:value="0.02787240119" calcext:value-type="float">
            <text:p>0.027872</text:p>
          </table:table-cell>
          <table:table-cell office:value-type="float" office:value="0.020912648275" calcext:value-type="float">
            <text:p>0.020913</text:p>
          </table:table-cell>
          <table:table-cell office:value-type="float" office:value="0.026938476395" calcext:value-type="float">
            <text:p>0.026938</text:p>
          </table:table-cell>
          <table:table-cell office:value-type="float" office:value="0.02302599733046" calcext:value-type="float">
            <text:p>0.023026</text:p>
          </table:table-cell>
          <table:table-cell office:value-type="float" office:value="0.027344715103725" calcext:value-type="float">
            <text:p>0.027345</text:p>
          </table:table-cell>
          <table:table-cell office:value-type="float" office:value="0.02801176319595" calcext:value-type="float">
            <text:p>0.028012</text:p>
          </table:table-cell>
          <table:table-cell office:value-type="float" office:value="0.02078717238535" calcext:value-type="float">
            <text:p>0.020787</text:p>
          </table:table-cell>
          <table:table-cell office:value-type="float" office:value="0.02677684553663" calcext:value-type="float">
            <text:p>0.026777</text:p>
          </table:table-cell>
          <table:table-cell office:value-type="float" office:value="0.0228878413464772" calcext:value-type="float">
            <text:p>0.022888</text:p>
          </table:table-cell>
          <table:table-cell office:value-type="float" office:value="0.02279713156" calcext:value-type="float">
            <text:p>0.022797</text:p>
          </table:table-cell>
          <table:table-cell office:value-type="float" office:value="0.02778853238" calcext:value-type="float">
            <text:p>0.027789</text:p>
          </table:table-cell>
          <table:table-cell office:value-type="float" office:value="0.021080452875" calcext:value-type="float">
            <text:p>0.021080</text:p>
          </table:table-cell>
          <table:table-cell office:value-type="float" office:value="0.027154632675" calcext:value-type="float">
            <text:p>0.027155</text:p>
          </table:table-cell>
          <table:table-cell office:value-type="float" office:value="0.0232107595959" calcext:value-type="float">
            <text:p>0.023211</text:p>
          </table:table-cell>
          <table:table-cell table:formula="of:=AVERAGE([.B22:.U22])" office:value-type="float" office:value="0.0247889722384746" calcext:value-type="float">
            <text:p>0.0247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534125" calcext:value-type="float">
            <text:p>0.012534</text:p>
          </table:table-cell>
          <table:table-cell office:value-type="float" office:value="0.01370135" calcext:value-type="float">
            <text:p>0.013701</text:p>
          </table:table-cell>
          <table:table-cell office:value-type="float" office:value="0.010944335" calcext:value-type="float">
            <text:p>0.010944</text:p>
          </table:table-cell>
          <table:table-cell office:value-type="float" office:value="0.017776295" calcext:value-type="float">
            <text:p>0.017776</text:p>
          </table:table-cell>
          <table:table-cell office:value-type="float" office:value="0.012621863875" calcext:value-type="float">
            <text:p>0.012622</text:p>
          </table:table-cell>
          <table:table-cell office:value-type="float" office:value="0.017900729065" calcext:value-type="float">
            <text:p>0.017901</text:p>
          </table:table-cell>
          <table:table-cell office:value-type="float" office:value="0.01366024595" calcext:value-type="float">
            <text:p>0.013660</text:p>
          </table:table-cell>
          <table:table-cell office:value-type="float" office:value="0.010911501995" calcext:value-type="float">
            <text:p>0.010912</text:p>
          </table:table-cell>
          <table:table-cell office:value-type="float" office:value="0.017722966115" calcext:value-type="float">
            <text:p>0.017723</text:p>
          </table:table-cell>
          <table:table-cell office:value-type="float" office:value="0.012583998283375" calcext:value-type="float">
            <text:p>0.012584</text:p>
          </table:table-cell>
          <table:table-cell office:value-type="float" office:value="0.017990232710325" calcext:value-type="float">
            <text:p>0.017990</text:p>
          </table:table-cell>
          <table:table-cell office:value-type="float" office:value="0.01372854717975" calcext:value-type="float">
            <text:p>0.013729</text:p>
          </table:table-cell>
          <table:table-cell office:value-type="float" office:value="0.01084603298303" calcext:value-type="float">
            <text:p>0.010846</text:p>
          </table:table-cell>
          <table:table-cell office:value-type="float" office:value="0.01761662831831" calcext:value-type="float">
            <text:p>0.017617</text:p>
          </table:table-cell>
          <table:table-cell office:value-type="float" office:value="0.0125084942936748" calcext:value-type="float">
            <text:p>0.012508</text:p>
          </table:table-cell>
          <table:table-cell office:value-type="float" office:value="0.01245892025" calcext:value-type="float">
            <text:p>0.012459</text:p>
          </table:table-cell>
          <table:table-cell office:value-type="float" office:value="0.0136191419" calcext:value-type="float">
            <text:p>0.013619</text:p>
          </table:table-cell>
          <table:table-cell office:value-type="float" office:value="0.010999056675" calcext:value-type="float">
            <text:p>0.010999</text:p>
          </table:table-cell>
          <table:table-cell office:value-type="float" office:value="0.017865176475" calcext:value-type="float">
            <text:p>0.017865</text:p>
          </table:table-cell>
          <table:table-cell office:value-type="float" office:value="0.012684973194375" calcext:value-type="float">
            <text:p>0.012685</text:p>
          </table:table-cell>
          <table:table-cell table:formula="of:=AVERAGE([.B23:.U23])" office:value-type="float" office:value="0.014033730713142" calcext:value-type="float">
            <text:p>0.014034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40428" calcext:value-type="float">
            <text:p>0.646404</text:p>
          </table:table-cell>
          <table:table-cell office:value-type="float" office:value="0.640678475" calcext:value-type="float">
            <text:p>0.640678</text:p>
          </table:table-cell>
          <table:table-cell office:value-type="float" office:value="0.6569753" calcext:value-type="float">
            <text:p>0.656975</text:p>
          </table:table-cell>
          <table:table-cell office:value-type="float" office:value="0.637203395" calcext:value-type="float">
            <text:p>0.637203</text:p>
          </table:table-cell>
          <table:table-cell office:value-type="float" office:value="0.65092910996" calcext:value-type="float">
            <text:p>0.650929</text:p>
          </table:table-cell>
          <table:table-cell office:value-type="float" office:value="0.641663818765" calcext:value-type="float">
            <text:p>0.641664</text:p>
          </table:table-cell>
          <table:table-cell office:value-type="float" office:value="0.638756439575" calcext:value-type="float">
            <text:p>0.638756</text:p>
          </table:table-cell>
          <table:table-cell office:value-type="float" office:value="0.6550043741" calcext:value-type="float">
            <text:p>0.655004</text:p>
          </table:table-cell>
          <table:table-cell office:value-type="float" office:value="0.635291784815" calcext:value-type="float">
            <text:p>0.635292</text:p>
          </table:table-cell>
          <table:table-cell office:value-type="float" office:value="0.64897632263012" calcext:value-type="float">
            <text:p>0.648976</text:p>
          </table:table-cell>
          <table:table-cell office:value-type="float" office:value="0.644872137858825" calcext:value-type="float">
            <text:p>0.644872</text:p>
          </table:table-cell>
          <table:table-cell office:value-type="float" office:value="0.641950221772875" calcext:value-type="float">
            <text:p>0.641950</text:p>
          </table:table-cell>
          <table:table-cell office:value-type="float" office:value="0.6510743478554" calcext:value-type="float">
            <text:p>0.651074</text:p>
          </table:table-cell>
          <table:table-cell office:value-type="float" office:value="0.63148003410611" calcext:value-type="float">
            <text:p>0.631480</text:p>
          </table:table-cell>
          <table:table-cell office:value-type="float" office:value="0.645082464694339" calcext:value-type="float">
            <text:p>0.645082</text:p>
          </table:table-cell>
          <table:table-cell office:value-type="float" office:value="0.64252585432" calcext:value-type="float">
            <text:p>0.642526</text:p>
          </table:table-cell>
          <table:table-cell office:value-type="float" office:value="0.63683440415" calcext:value-type="float">
            <text:p>0.636834</text:p>
          </table:table-cell>
          <table:table-cell office:value-type="float" office:value="0.6602601765" calcext:value-type="float">
            <text:p>0.660260</text:p>
          </table:table-cell>
          <table:table-cell office:value-type="float" office:value="0.640389411975" calcext:value-type="float">
            <text:p>0.640389</text:p>
          </table:table-cell>
          <table:table-cell office:value-type="float" office:value="0.6541837555098" calcext:value-type="float">
            <text:p>0.654184</text:p>
          </table:table-cell>
          <table:table-cell table:formula="of:=AVERAGE([.B26:.U26])" office:value-type="float" office:value="0.645026805429374" calcext:value-type="float">
            <text:p>0.645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655015" calcext:value-type="float">
            <text:p>0.521655</text:p>
          </table:table-cell>
          <table:table-cell office:value-type="float" office:value="0.524214045" calcext:value-type="float">
            <text:p>0.524214</text:p>
          </table:table-cell>
          <table:table-cell office:value-type="float" office:value="0.50919181" calcext:value-type="float">
            <text:p>0.509192</text:p>
          </table:table-cell>
          <table:table-cell office:value-type="float" office:value="0.54113536" calcext:value-type="float">
            <text:p>0.541135</text:p>
          </table:table-cell>
          <table:table-cell office:value-type="float" office:value="0.525306600105" calcext:value-type="float">
            <text:p>0.525307</text:p>
          </table:table-cell>
          <table:table-cell office:value-type="float" office:value="0.54492330752" calcext:value-type="float">
            <text:p>0.544923</text:p>
          </table:table-cell>
          <table:table-cell office:value-type="float" office:value="0.522641402865" calcext:value-type="float">
            <text:p>0.522641</text:p>
          </table:table-cell>
          <table:table-cell office:value-type="float" office:value="0.50766423457" calcext:value-type="float">
            <text:p>0.507664</text:p>
          </table:table-cell>
          <table:table-cell office:value-type="float" office:value="0.53951195392" calcext:value-type="float">
            <text:p>0.539512</text:p>
          </table:table-cell>
          <table:table-cell office:value-type="float" office:value="0.523730680304685" calcext:value-type="float">
            <text:p>0.523731</text:p>
          </table:table-cell>
          <table:table-cell office:value-type="float" office:value="0.5476479240576" calcext:value-type="float">
            <text:p>0.547648</text:p>
          </table:table-cell>
          <table:table-cell office:value-type="float" office:value="0.525254609879325" calcext:value-type="float">
            <text:p>0.525255</text:p>
          </table:table-cell>
          <table:table-cell office:value-type="float" office:value="0.50461824916258" calcext:value-type="float">
            <text:p>0.504618</text:p>
          </table:table-cell>
          <table:table-cell office:value-type="float" office:value="0.53627488219648" calcext:value-type="float">
            <text:p>0.536275</text:p>
          </table:table-cell>
          <table:table-cell office:value-type="float" office:value="0.520588296222857" calcext:value-type="float">
            <text:p>0.520588</text:p>
          </table:table-cell>
          <table:table-cell office:value-type="float" office:value="0.51852508491" calcext:value-type="float">
            <text:p>0.518525</text:p>
          </table:table-cell>
          <table:table-cell office:value-type="float" office:value="0.52106876073" calcext:value-type="float">
            <text:p>0.521069</text:p>
          </table:table-cell>
          <table:table-cell office:value-type="float" office:value="0.51173776905" calcext:value-type="float">
            <text:p>0.511738</text:p>
          </table:table-cell>
          <table:table-cell office:value-type="float" office:value="0.5438410368" calcext:value-type="float">
            <text:p>0.543841</text:p>
          </table:table-cell>
          <table:table-cell office:value-type="float" office:value="0.527933133105525" calcext:value-type="float">
            <text:p>0.527933</text:p>
          </table:table-cell>
          <table:table-cell table:formula="of:=AVERAGE([.B27:.U27])" office:value-type="float" office:value="0.525873207769953" calcext:value-type="float">
            <text:p>0.525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95202" calcext:value-type="float">
            <text:p>0.418952</text:p>
          </table:table-cell>
          <table:table-cell office:value-type="float" office:value="0.513660755" calcext:value-type="float">
            <text:p>0.513661</text:p>
          </table:table-cell>
          <table:table-cell office:value-type="float" office:value="0.43413875" calcext:value-type="float">
            <text:p>0.434139</text:p>
          </table:table-cell>
          <table:table-cell office:value-type="float" office:value="0.470724605" calcext:value-type="float">
            <text:p>0.470725</text:p>
          </table:table-cell>
          <table:table-cell office:value-type="float" office:value="0.42188468414" calcext:value-type="float">
            <text:p>0.421885</text:p>
          </table:table-cell>
          <table:table-cell office:value-type="float" office:value="0.474019677235" calcext:value-type="float">
            <text:p>0.474020</text:p>
          </table:table-cell>
          <table:table-cell office:value-type="float" office:value="0.512119772735" calcext:value-type="float">
            <text:p>0.512120</text:p>
          </table:table-cell>
          <table:table-cell office:value-type="float" office:value="0.43283633375" calcext:value-type="float">
            <text:p>0.432836</text:p>
          </table:table-cell>
          <table:table-cell office:value-type="float" office:value="0.469312431185" calcext:value-type="float">
            <text:p>0.469312</text:p>
          </table:table-cell>
          <table:table-cell office:value-type="float" office:value="0.42061903008758" calcext:value-type="float">
            <text:p>0.420619</text:p>
          </table:table-cell>
          <table:table-cell office:value-type="float" office:value="0.476389775621175" calcext:value-type="float">
            <text:p>0.476390</text:p>
          </table:table-cell>
          <table:table-cell office:value-type="float" office:value="0.514680371598675" calcext:value-type="float">
            <text:p>0.514680</text:p>
          </table:table-cell>
          <table:table-cell office:value-type="float" office:value="0.4302393157475" calcext:value-type="float">
            <text:p>0.430239</text:p>
          </table:table-cell>
          <table:table-cell office:value-type="float" office:value="0.46649655659789" calcext:value-type="float">
            <text:p>0.466497</text:p>
          </table:table-cell>
          <table:table-cell office:value-type="float" office:value="0.418095315907055" calcext:value-type="float">
            <text:p>0.418095</text:p>
          </table:table-cell>
          <table:table-cell office:value-type="float" office:value="0.41643830788" calcext:value-type="float">
            <text:p>0.416438</text:p>
          </table:table-cell>
          <table:table-cell office:value-type="float" office:value="0.51057879047" calcext:value-type="float">
            <text:p>0.510579</text:p>
          </table:table-cell>
          <table:table-cell office:value-type="float" office:value="0.43630944375" calcext:value-type="float">
            <text:p>0.436309</text:p>
          </table:table-cell>
          <table:table-cell office:value-type="float" office:value="0.473078228025" calcext:value-type="float">
            <text:p>0.473078</text:p>
          </table:table-cell>
          <table:table-cell office:value-type="float" office:value="0.4239941075607" calcext:value-type="float">
            <text:p>0.423994</text:p>
          </table:table-cell>
          <table:table-cell table:formula="of:=AVERAGE([.B28:.U28])" office:value-type="float" office:value="0.456728413614529" calcext:value-type="float">
            <text:p>0.456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5070975" calcext:value-type="float">
            <text:p>0.385071</text:p>
          </table:table-cell>
          <table:table-cell office:value-type="float" office:value="0.38682526" calcext:value-type="float">
            <text:p>0.386825</text:p>
          </table:table-cell>
          <table:table-cell office:value-type="float" office:value="0.387417245" calcext:value-type="float">
            <text:p>0.387417</text:p>
          </table:table-cell>
          <table:table-cell office:value-type="float" office:value="0.40339887" calcext:value-type="float">
            <text:p>0.403399</text:p>
          </table:table-cell>
          <table:table-cell office:value-type="float" office:value="0.387766471825" calcext:value-type="float">
            <text:p>0.387766</text:p>
          </table:table-cell>
          <table:table-cell office:value-type="float" office:value="0.40622266209" calcext:value-type="float">
            <text:p>0.406223</text:p>
          </table:table-cell>
          <table:table-cell office:value-type="float" office:value="0.38566478422" calcext:value-type="float">
            <text:p>0.385665</text:p>
          </table:table-cell>
          <table:table-cell office:value-type="float" office:value="0.386254993265" calcext:value-type="float">
            <text:p>0.386255</text:p>
          </table:table-cell>
          <table:table-cell office:value-type="float" office:value="0.40218867339" calcext:value-type="float">
            <text:p>0.402189</text:p>
          </table:table-cell>
          <table:table-cell office:value-type="float" office:value="0.386603172409525" calcext:value-type="float">
            <text:p>0.386603</text:p>
          </table:table-cell>
          <table:table-cell office:value-type="float" office:value="0.40825377540045" calcext:value-type="float">
            <text:p>0.408254</text:p>
          </table:table-cell>
          <table:table-cell office:value-type="float" office:value="0.3875931081411" calcext:value-type="float">
            <text:p>0.387593</text:p>
          </table:table-cell>
          <table:table-cell office:value-type="float" office:value="0.38393746330541" calcext:value-type="float">
            <text:p>0.383937</text:p>
          </table:table-cell>
          <table:table-cell office:value-type="float" office:value="0.39977554134966" calcext:value-type="float">
            <text:p>0.399776</text:p>
          </table:table-cell>
          <table:table-cell office:value-type="float" office:value="0.384283553375068" calcext:value-type="float">
            <text:p>0.384284</text:p>
          </table:table-cell>
          <table:table-cell office:value-type="float" office:value="0.38276054915" calcext:value-type="float">
            <text:p>0.382761</text:p>
          </table:table-cell>
          <table:table-cell office:value-type="float" office:value="0.38450430844" calcext:value-type="float">
            <text:p>0.384504</text:p>
          </table:table-cell>
          <table:table-cell office:value-type="float" office:value="0.389354331225" calcext:value-type="float">
            <text:p>0.389354</text:p>
          </table:table-cell>
          <table:table-cell office:value-type="float" office:value="0.40541586435" calcext:value-type="float">
            <text:p>0.405416</text:p>
          </table:table-cell>
          <table:table-cell office:value-type="float" office:value="0.389705304184125" calcext:value-type="float">
            <text:p>0.389705</text:p>
          </table:table-cell>
          <table:table-cell table:formula="of:=AVERAGE([.B29:.U29])" office:value-type="float" office:value="0.391649845306017" calcext:value-type="float">
            <text:p>0.3916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4108505" calcext:value-type="float">
            <text:p>0.494109</text:p>
          </table:table-cell>
          <table:table-cell office:value-type="float" office:value="0.381237355" calcext:value-type="float">
            <text:p>0.381237</text:p>
          </table:table-cell>
          <table:table-cell office:value-type="float" office:value="0.414924355" calcext:value-type="float">
            <text:p>0.414924</text:p>
          </table:table-cell>
          <table:table-cell office:value-type="float" office:value="0.399964175" calcext:value-type="float">
            <text:p>0.399964</text:p>
          </table:table-cell>
          <table:table-cell office:value-type="float" office:value="0.497567264535" calcext:value-type="float">
            <text:p>0.497567</text:p>
          </table:table-cell>
          <table:table-cell office:value-type="float" office:value="0.402763924225" calcext:value-type="float">
            <text:p>0.402764</text:p>
          </table:table-cell>
          <table:table-cell office:value-type="float" office:value="0.380093642935" calcext:value-type="float">
            <text:p>0.380094</text:p>
          </table:table-cell>
          <table:table-cell office:value-type="float" office:value="0.413679581935" calcext:value-type="float">
            <text:p>0.413680</text:p>
          </table:table-cell>
          <table:table-cell office:value-type="float" office:value="0.398764282475" calcext:value-type="float">
            <text:p>0.398764</text:p>
          </table:table-cell>
          <table:table-cell office:value-type="float" office:value="0.496074562741395" calcext:value-type="float">
            <text:p>0.496075</text:p>
          </table:table-cell>
          <table:table-cell office:value-type="float" office:value="0.404777743846125" calcext:value-type="float">
            <text:p>0.404778</text:p>
          </table:table-cell>
          <table:table-cell office:value-type="float" office:value="0.381994111149675" calcext:value-type="float">
            <text:p>0.381994</text:p>
          </table:table-cell>
          <table:table-cell office:value-type="float" office:value="0.41119750444339" calcext:value-type="float">
            <text:p>0.411198</text:p>
          </table:table-cell>
          <table:table-cell office:value-type="float" office:value="0.39637169678015" calcext:value-type="float">
            <text:p>0.396372</text:p>
          </table:table-cell>
          <table:table-cell office:value-type="float" office:value="0.493098115364947" calcext:value-type="float">
            <text:p>0.493098</text:p>
          </table:table-cell>
          <table:table-cell office:value-type="float" office:value="0.49114385397" calcext:value-type="float">
            <text:p>0.491144</text:p>
          </table:table-cell>
          <table:table-cell office:value-type="float" office:value="0.37894993087" calcext:value-type="float">
            <text:p>0.378950</text:p>
          </table:table-cell>
          <table:table-cell office:value-type="float" office:value="0.416998976775" calcext:value-type="float">
            <text:p>0.416999</text:p>
          </table:table-cell>
          <table:table-cell office:value-type="float" office:value="0.401963995875" calcext:value-type="float">
            <text:p>0.401964</text:p>
          </table:table-cell>
          <table:table-cell office:value-type="float" office:value="0.500055100857675" calcext:value-type="float">
            <text:p>0.500055</text:p>
          </table:table-cell>
          <table:table-cell table:formula="of:=AVERAGE([.B30:.U30])" office:value-type="float" office:value="0.427786433938918" calcext:value-type="float">
            <text:p>0.427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2238415" calcext:value-type="float">
            <text:p>0.512238</text:p>
          </table:table-cell>
          <table:table-cell office:value-type="float" office:value="0.41767349" calcext:value-type="float">
            <text:p>0.417673</text:p>
          </table:table-cell>
          <table:table-cell office:value-type="float" office:value="0.49256698" calcext:value-type="float">
            <text:p>0.492567</text:p>
          </table:table-cell>
          <table:table-cell office:value-type="float" office:value="0.4399207" calcext:value-type="float">
            <text:p>0.439921</text:p>
          </table:table-cell>
          <table:table-cell office:value-type="float" office:value="0.515824083905" calcext:value-type="float">
            <text:p>0.515824</text:p>
          </table:table-cell>
          <table:table-cell office:value-type="float" office:value="0.4430001449" calcext:value-type="float">
            <text:p>0.443000</text:p>
          </table:table-cell>
          <table:table-cell office:value-type="float" office:value="0.41642046953" calcext:value-type="float">
            <text:p>0.416420</text:p>
          </table:table-cell>
          <table:table-cell office:value-type="float" office:value="0.49108927906" calcext:value-type="float">
            <text:p>0.491089</text:p>
          </table:table-cell>
          <table:table-cell office:value-type="float" office:value="0.4386009379" calcext:value-type="float">
            <text:p>0.438601</text:p>
          </table:table-cell>
          <table:table-cell office:value-type="float" office:value="0.514276611653285" calcext:value-type="float">
            <text:p>0.514277</text:p>
          </table:table-cell>
          <table:table-cell office:value-type="float" office:value="0.4452151456245" calcext:value-type="float">
            <text:p>0.445215</text:p>
          </table:table-cell>
          <table:table-cell office:value-type="float" office:value="0.41850257187765" calcext:value-type="float">
            <text:p>0.418503</text:p>
          </table:table-cell>
          <table:table-cell office:value-type="float" office:value="0.48814274338564" calcext:value-type="float">
            <text:p>0.488143</text:p>
          </table:table-cell>
          <table:table-cell office:value-type="float" office:value="0.4359693322726" calcext:value-type="float">
            <text:p>0.435969</text:p>
          </table:table-cell>
          <table:table-cell office:value-type="float" office:value="0.511190951983365" calcext:value-type="float">
            <text:p>0.511191</text:p>
          </table:table-cell>
          <table:table-cell office:value-type="float" office:value="0.50916498451" calcext:value-type="float">
            <text:p>0.509165</text:p>
          </table:table-cell>
          <table:table-cell office:value-type="float" office:value="0.41516744906" calcext:value-type="float">
            <text:p>0.415167</text:p>
          </table:table-cell>
          <table:table-cell office:value-type="float" office:value="0.4950298149" calcext:value-type="float">
            <text:p>0.495030</text:p>
          </table:table-cell>
          <table:table-cell office:value-type="float" office:value="0.4421203035" calcext:value-type="float">
            <text:p>0.442120</text:p>
          </table:table-cell>
          <table:table-cell office:value-type="float" office:value="0.518403204324525" calcext:value-type="float">
            <text:p>0.518403</text:p>
          </table:table-cell>
          <table:table-cell table:formula="of:=AVERAGE([.B31:.U31])" office:value-type="float" office:value="0.468025880669328" calcext:value-type="float">
            <text:p>0.468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201455" calcext:value-type="float">
            <text:p>0.592015</text:p>
          </table:table-cell>
          <table:table-cell office:value-type="float" office:value="0.578662875" calcext:value-type="float">
            <text:p>0.578663</text:p>
          </table:table-cell>
          <table:table-cell office:value-type="float" office:value="0.598406215" calcext:value-type="float">
            <text:p>0.598406</text:p>
          </table:table-cell>
          <table:table-cell office:value-type="float" office:value="0.5322743" calcext:value-type="float">
            <text:p>0.532274</text:p>
          </table:table-cell>
          <table:table-cell office:value-type="float" office:value="0.59615865185" calcext:value-type="float">
            <text:p>0.596159</text:p>
          </table:table-cell>
          <table:table-cell office:value-type="float" office:value="0.5360002201" calcext:value-type="float">
            <text:p>0.536000</text:p>
          </table:table-cell>
          <table:table-cell office:value-type="float" office:value="0.576926886375" calcext:value-type="float">
            <text:p>0.576927</text:p>
          </table:table-cell>
          <table:table-cell office:value-type="float" office:value="0.596610996355" calcext:value-type="float">
            <text:p>0.596611</text:p>
          </table:table-cell>
          <table:table-cell office:value-type="float" office:value="0.5306774771" calcext:value-type="float">
            <text:p>0.530677</text:p>
          </table:table-cell>
          <table:table-cell office:value-type="float" office:value="0.59437017589445" calcext:value-type="float">
            <text:p>0.594370</text:p>
          </table:table-cell>
          <table:table-cell office:value-type="float" office:value="0.5386802212005" calcext:value-type="float">
            <text:p>0.538680</text:p>
          </table:table-cell>
          <table:table-cell office:value-type="float" office:value="0.579811520806875" calcext:value-type="float">
            <text:p>0.579812</text:p>
          </table:table-cell>
          <table:table-cell office:value-type="float" office:value="0.59303133037687" calcext:value-type="float">
            <text:p>0.593031</text:p>
          </table:table-cell>
          <table:table-cell office:value-type="float" office:value="0.5274934122374" calcext:value-type="float">
            <text:p>0.527493</text:p>
          </table:table-cell>
          <table:table-cell office:value-type="float" office:value="0.590803954839083" calcext:value-type="float">
            <text:p>0.590804</text:p>
          </table:table-cell>
          <table:table-cell office:value-type="float" office:value="0.5884624627" calcext:value-type="float">
            <text:p>0.588462</text:p>
          </table:table-cell>
          <table:table-cell office:value-type="float" office:value="0.57519089775" calcext:value-type="float">
            <text:p>0.575191</text:p>
          </table:table-cell>
          <table:table-cell office:value-type="float" office:value="0.601398246075" calcext:value-type="float">
            <text:p>0.601398</text:p>
          </table:table-cell>
          <table:table-cell office:value-type="float" office:value="0.5349356715" calcext:value-type="float">
            <text:p>0.534936</text:p>
          </table:table-cell>
          <table:table-cell office:value-type="float" office:value="0.59913944510925" calcext:value-type="float">
            <text:p>0.599139</text:p>
          </table:table-cell>
          <table:table-cell table:formula="of:=AVERAGE([.B32:.U32])" office:value-type="float" office:value="0.573052475513472" calcext:value-type="float">
            <text:p>0.5730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661424" calcext:value-type="float">
            <text:p>0.746614</text:p>
          </table:table-cell>
          <table:table-cell office:value-type="float" office:value="0.941180305" calcext:value-type="float">
            <text:p>0.941180</text:p>
          </table:table-cell>
          <table:table-cell office:value-type="float" office:value="0.8956999" calcext:value-type="float">
            <text:p>0.895700</text:p>
          </table:table-cell>
          <table:table-cell office:value-type="float" office:value="0.80923266" calcext:value-type="float">
            <text:p>0.809233</text:p>
          </table:table-cell>
          <table:table-cell office:value-type="float" office:value="0.75184053968" calcext:value-type="float">
            <text:p>0.751841</text:p>
          </table:table-cell>
          <table:table-cell office:value-type="float" office:value="0.81489728862" calcext:value-type="float">
            <text:p>0.814897</text:p>
          </table:table-cell>
          <table:table-cell office:value-type="float" office:value="0.938356764085" calcext:value-type="float">
            <text:p>0.938357</text:p>
          </table:table-cell>
          <table:table-cell office:value-type="float" office:value="0.8930128003" calcext:value-type="float">
            <text:p>0.893013</text:p>
          </table:table-cell>
          <table:table-cell office:value-type="float" office:value="0.80680496202" calcext:value-type="float">
            <text:p>0.806805</text:p>
          </table:table-cell>
          <table:table-cell office:value-type="float" office:value="0.74958501806096" calcext:value-type="float">
            <text:p>0.749585</text:p>
          </table:table-cell>
          <table:table-cell office:value-type="float" office:value="0.8189717750631" calcext:value-type="float">
            <text:p>0.818972</text:p>
          </table:table-cell>
          <table:table-cell office:value-type="float" office:value="0.943048547905425" calcext:value-type="float">
            <text:p>0.943049</text:p>
          </table:table-cell>
          <table:table-cell office:value-type="float" office:value="0.8876547234982" calcext:value-type="float">
            <text:p>0.887655</text:p>
          </table:table-cell>
          <table:table-cell office:value-type="float" office:value="0.80196413224788" calcext:value-type="float">
            <text:p>0.801964</text:p>
          </table:table-cell>
          <table:table-cell office:value-type="float" office:value="0.745087507952594" calcext:value-type="float">
            <text:p>0.745088</text:p>
          </table:table-cell>
          <table:table-cell office:value-type="float" office:value="0.74213455456" calcext:value-type="float">
            <text:p>0.742135</text:p>
          </table:table-cell>
          <table:table-cell office:value-type="float" office:value="0.93553322317" calcext:value-type="float">
            <text:p>0.935533</text:p>
          </table:table-cell>
          <table:table-cell office:value-type="float" office:value="0.9001783995" calcext:value-type="float">
            <text:p>0.900178</text:p>
          </table:table-cell>
          <table:table-cell office:value-type="float" office:value="0.8132788233" calcext:value-type="float">
            <text:p>0.813279</text:p>
          </table:table-cell>
          <table:table-cell office:value-type="float" office:value="0.7555997423784" calcext:value-type="float">
            <text:p>0.755600</text:p>
          </table:table-cell>
          <table:table-cell table:formula="of:=AVERAGE([.B33:.U33])" office:value-type="float" office:value="0.834533795367078" calcext:value-type="float">
            <text:p>0.834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42505285" calcext:value-type="float">
            <text:p>1.042505</text:p>
          </table:table-cell>
          <table:table-cell office:value-type="float" office:value="1.043153415" calcext:value-type="float">
            <text:p>1.043153</text:p>
          </table:table-cell>
          <table:table-cell office:value-type="float" office:value="1.220358855" calcext:value-type="float">
            <text:p>1.220359</text:p>
          </table:table-cell>
          <table:table-cell office:value-type="float" office:value="0.969268565" calcext:value-type="float">
            <text:p>0.969269</text:p>
          </table:table-cell>
          <table:table-cell office:value-type="float" office:value="1.049802821995" calcext:value-type="float">
            <text:p>1.049803</text:p>
          </table:table-cell>
          <table:table-cell office:value-type="float" office:value="0.976053444955" calcext:value-type="float">
            <text:p>0.976053</text:p>
          </table:table-cell>
          <table:table-cell office:value-type="float" office:value="1.040023954755" calcext:value-type="float">
            <text:p>1.040024</text:p>
          </table:table-cell>
          <table:table-cell office:value-type="float" office:value="1.216697778435" calcext:value-type="float">
            <text:p>1.216698</text:p>
          </table:table-cell>
          <table:table-cell office:value-type="float" office:value="0.966360759305" calcext:value-type="float">
            <text:p>0.966361</text:p>
          </table:table-cell>
          <table:table-cell office:value-type="float" office:value="1.04665341352901" calcext:value-type="float">
            <text:p>1.046653</text:p>
          </table:table-cell>
          <table:table-cell office:value-type="float" office:value="0.980933712179775" calcext:value-type="float">
            <text:p>0.980934</text:p>
          </table:table-cell>
          <table:table-cell office:value-type="float" office:value="1.04522407452878" calcext:value-type="float">
            <text:p>1.045224</text:p>
          </table:table-cell>
          <table:table-cell office:value-type="float" office:value="1.20939759176439" calcext:value-type="float">
            <text:p>1.209398</text:p>
          </table:table-cell>
          <table:table-cell office:value-type="float" office:value="0.96056259474917" calcext:value-type="float">
            <text:p>0.960563</text:p>
          </table:table-cell>
          <table:table-cell office:value-type="float" office:value="1.04037349304784" calcext:value-type="float">
            <text:p>1.040373</text:p>
          </table:table-cell>
          <table:table-cell office:value-type="float" office:value="1.03625025329" calcext:value-type="float">
            <text:p>1.036250</text:p>
          </table:table-cell>
          <table:table-cell office:value-type="float" office:value="1.03689449451" calcext:value-type="float">
            <text:p>1.036894</text:p>
          </table:table-cell>
          <table:table-cell office:value-type="float" office:value="1.226460649275" calcext:value-type="float">
            <text:p>1.226461</text:p>
          </table:table-cell>
          <table:table-cell office:value-type="float" office:value="0.974114907825" calcext:value-type="float">
            <text:p>0.974115</text:p>
          </table:table-cell>
          <table:table-cell office:value-type="float" office:value="1.05505183610498" calcext:value-type="float">
            <text:p>1.055052</text:p>
          </table:table-cell>
          <table:table-cell table:formula="of:=AVERAGE([.B34:.U34])" office:value-type="float" office:value="1.05680709501245" calcext:value-type="float">
            <text:p>1.056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8459252" calcext:value-type="float">
            <text:p>1.184593</text:p>
          </table:table-cell>
          <table:table-cell office:value-type="float" office:value="1.12920203" calcext:value-type="float">
            <text:p>1.129202</text:p>
          </table:table-cell>
          <table:table-cell office:value-type="float" office:value="1.31273905" calcext:value-type="float">
            <text:p>1.312739</text:p>
          </table:table-cell>
          <table:table-cell office:value-type="float" office:value="1.03336153" calcext:value-type="float">
            <text:p>1.033362</text:p>
          </table:table-cell>
          <table:table-cell office:value-type="float" office:value="1.19288466764" calcext:value-type="float">
            <text:p>1.192885</text:p>
          </table:table-cell>
          <table:table-cell office:value-type="float" office:value="1.04059506071" calcext:value-type="float">
            <text:p>1.040595</text:p>
          </table:table-cell>
          <table:table-cell office:value-type="float" office:value="1.12581442391" calcext:value-type="float">
            <text:p>1.125814</text:p>
          </table:table-cell>
          <table:table-cell office:value-type="float" office:value="1.30880083285" calcext:value-type="float">
            <text:p>1.308801</text:p>
          </table:table-cell>
          <table:table-cell office:value-type="float" office:value="1.03026144541" calcext:value-type="float">
            <text:p>1.030261</text:p>
          </table:table-cell>
          <table:table-cell office:value-type="float" office:value="1.18930601363708" calcext:value-type="float">
            <text:p>1.189306</text:p>
          </table:table-cell>
          <table:table-cell office:value-type="float" office:value="1.04579803601355" calcext:value-type="float">
            <text:p>1.045798</text:p>
          </table:table-cell>
          <table:table-cell office:value-type="float" office:value="1.13144349602955" calcext:value-type="float">
            <text:p>1.131443</text:p>
          </table:table-cell>
          <table:table-cell office:value-type="float" office:value="1.3009480278529" calcext:value-type="float">
            <text:p>1.300948</text:p>
          </table:table-cell>
          <table:table-cell office:value-type="float" office:value="1.02407987673754" calcext:value-type="float">
            <text:p>1.024080</text:p>
          </table:table-cell>
          <table:table-cell office:value-type="float" office:value="1.18217017755526" calcext:value-type="float">
            <text:p>1.182170</text:p>
          </table:table-cell>
          <table:table-cell office:value-type="float" office:value="1.17748496488" calcext:value-type="float">
            <text:p>1.177485</text:p>
          </table:table-cell>
          <table:table-cell office:value-type="float" office:value="1.12242681782" calcext:value-type="float">
            <text:p>1.122427</text:p>
          </table:table-cell>
          <table:table-cell office:value-type="float" office:value="1.31930274525" calcext:value-type="float">
            <text:p>1.319303</text:p>
          </table:table-cell>
          <table:table-cell office:value-type="float" office:value="1.03852833765" calcext:value-type="float">
            <text:p>1.038528</text:p>
          </table:table-cell>
          <table:table-cell office:value-type="float" office:value="1.1988490909782" calcext:value-type="float">
            <text:p>1.198849</text:p>
          </table:table-cell>
          <table:table-cell table:formula="of:=AVERAGE([.B35:.U35])" office:value-type="float" office:value="1.1544294572462" calcext:value-type="float">
            <text:p>1.154429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2"/>
          <table:table-cell table:style-name="Default" table:number-columns-repeated="15"/>
          <table:table-cell table:number-columns-repeated="5"/>
          <table:table-cell table:style-name="Default"/>
        </table:table-row>
        <table:table-row table:style-name="ro1" table:number-rows-repeated="7">
          <table:table-cell table:style-name="Default" table:number-columns-repeated="16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16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7:45:09.072112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7:47:05.565906142</dc:date>
    <meta:editing-duration>PT2H31M33S</meta:editing-duration>
    <meta:editing-cycles>15</meta:editing-cycles>
    <meta:generator>LibreOffice/6.0.7.3$Linux_X86_64 LibreOffice_project/00m0$Build-3</meta:generator>
    <meta:document-statistic meta:table-count="1" meta:cell-count="726" meta:object-count="0"/>
  </office:meta>
</office:document-meta>
</file>